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  <style:text-properties fo:font-size="16pt" style:font-size-asian="16pt" style:font-size-complex="16pt"/>
    </style:style>
    <style:style style:name="P2" style:family="paragraph">
      <style:paragraph-properties style:text-autospace="none"/>
      <style:text-properties fo:color="#000000" style:font-name="Consolas1" fo:font-size="16pt" style:font-name-asian="Consolas1" style:font-size-asian="16pt" style:font-name-complex="Consolas1" style:font-size-complex="16pt"/>
    </style:style>
    <style:style style:name="P3" style:family="paragraph">
      <style:paragraph-properties fo:text-align="center" style:text-autospace="none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fo:color="#0000ff" style:font-name="Consolas1" fo:font-size="16pt" style:font-name-asian="Consolas1" style:font-size-asian="16pt" style:font-name-complex="Consolas1" style:font-size-complex="16pt"/>
    </style:style>
    <style:style style:name="T2" style:family="text">
      <style:text-properties fo:color="#000000" style:font-name="Consolas1" fo:font-size="16pt" style:font-name-asian="Consolas1" style:font-size-asian="16pt" style:font-name-complex="Consolas1" style:font-size-complex="16pt"/>
    </style:style>
    <style:style style:name="T3" style:family="text">
      <style:text-properties fo:color="#2b91af" style:font-name="Consolas1" fo:font-size="16pt" style:font-name-asian="Consolas1" style:font-size-asian="16pt" style:font-name-complex="Consolas1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Consolas1" fo:font-size="16pt" style:font-name-asian="Consolas1" style:font-size-asian="16pt" style:font-name-complex="Consolas1" style:font-size-complex="16pt"/>
    </style:style>
    <style:style style:name="T6" style:family="text">
      <style:text-properties fo:color="#a31515" style:font-name="Consolas1" fo:font-size="16pt" style:font-name-asian="Consolas1" style:font-size-asian="16pt" style:font-name-complex="Consola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1">
        <office:forms form:automatic-focus="false" form:apply-design-mode="false"/>
        <draw:custom-shape draw:style-name="gr1" draw:text-style-name="P3" xml:id="id3" draw:id="id3" draw:layer="layout" svg:width="9.6cm" svg:height="4cm" svg:x="3.6cm" svg:y="2.6cm">
          <text:p text:style-name="P1"><text:span text:style-name="T1">public</text:span><text:span text:style-name="T2"> </text:span><text:span text:style-name="T1">class</text:span><text:span text:style-name="T2"> </text:span><text:span text:style-name="T3">Student</text:span></text:p>
          <text:p text:style-name="P2"><text:span text:style-name="T4">{</text:span></text:p>
          <text:p text:style-name="P1"><text:span text:style-name="T2"><text:s text:c="4"/></text:span><text:span text:style-name="T1">public</text:span><text:span text:style-name="T2"> </text:span><text:span text:style-name="T1">string</text:span><text:span text:style-name="T2"> FirstName;</text:span></text:p>
          <text:p text:style-name="P2"><text:span text:style-name="T4">}</text:span></text:p>
          <draw:enhanced-geometry svg:viewBox="0 0 21600 21600" draw:type="rectangle" draw:enhanced-path="M 0 0 L 21600 0 21600 21600 0 21600 0 0 Z N"/>
        </draw:custom-shape>
        <draw:frame draw:style-name="gr2" xml:id="id4" draw:id="id4" draw:layer="layout" svg:width="9.6cm" svg:height="0.962cm" svg:x="3.6cm" svg:y="1.4cm">
          <draw:text-box>
            <text:p text:style-name="P4">Library.dll v1</text:p>
          </draw:text-box>
        </draw:frame>
        <draw:custom-shape draw:style-name="gr1" draw:text-style-name="P3" draw:layer="layout" svg:width="9.6cm" svg:height="4cm" svg:x="10.4cm" svg:y="10.2cm">
          <text:p text:style-name="P1"><text:span text:style-name="T1">static</text:span><text:span text:style-name="T2"> </text:span><text:span text:style-name="T1">void</text:span><text:span text:style-name="T2"> Main()</text:span></text:p>
          <text:p text:style-name="P2"><text:span text:style-name="T5">{</text:span></text:p>
          <text:p text:style-name="P1"><text:span text:style-name="T2"><text:s text:c="4"/></text:span><text:span text:style-name="T1">var</text:span><text:span text:style-name="T2"> s = </text:span><text:span text:style-name="T1">new</text:span><text:span text:style-name="T2"> </text:span><text:span text:style-name="T3">Student</text:span><text:span text:style-name="T2">();</text:span></text:p>
          <text:p text:style-name="P1"><text:span text:style-name="T2"><text:s text:c="4"/></text:span><text:span text:style-name="T2">s.FirstName = </text:span><text:span text:style-name="T6">"John"</text:span><text:span text:style-name="T2">;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draw:frame draw:style-name="gr2" draw:layer="layout" svg:width="9.6cm" svg:height="0.962cm" svg:x="10.4cm" svg:y="9cm">
          <draw:text-box>
            <text:p text:style-name="P4">Program.exe</text:p>
          </draw:text-box>
        </draw:frame>
        <draw:custom-shape draw:style-name="gr1" draw:text-style-name="P3" xml:id="id1" draw:id="id1" draw:layer="layout" svg:width="9.6cm" svg:height="4cm" svg:x="15.5cm" svg:y="2.625cm">
          <text:p text:style-name="P1"><text:span text:style-name="T1">public</text:span><text:span text:style-name="T2"> </text:span><text:span text:style-name="T1">class</text:span><text:span text:style-name="T2"> </text:span><text:span text:style-name="T3">Student</text:span></text:p>
          <text:p text:style-name="P2"><text:span text:style-name="T5">{</text:span></text:p>
          <text:p text:style-name="P1"><text:span text:style-name="T2"><text:s text:c="4"/></text:span><text:span text:style-name="T1">public</text:span><text:span text:style-name="T2"> </text:span><text:span text:style-name="T1">string</text:span><text:span text:style-name="T2"> FirstName</text:span></text:p>
          <text:p text:style-name="P1"><text:span text:style-name="T2"><text:s text:c="4"/></text:span><text:span text:style-name="T2">{ </text:span><text:span text:style-name="T1">get</text:span><text:span text:style-name="T2">; </text:span><text:span text:style-name="T1">set</text:span><text:span text:style-name="T2">; }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draw:frame draw:style-name="gr2" xml:id="id2" draw:id="id2" draw:layer="layout" svg:width="9.6cm" svg:height="0.962cm" svg:x="15.5cm" svg:y="1.425cm">
          <draw:text-box>
            <text:p text:style-name="P4">Library.dll v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28T13:56:18.648000000</dc:date>
    <meta:editing-duration>PT8H56M6S</meta:editing-duration>
    <meta:editing-cycles>66</meta:editing-cycles>
    <meta:generator>LibreOffice/4.3.0.4$Windows_x86 LibreOffice_project/62ad5818884a2fc2e5780dd45466868d41009ec0</meta:generator>
    <meta:document-statistic meta:object-count="33"/>
  </office:meta>
</office:document-meta>
</file>